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ffcba" officeooo:paragraph-rsid="001ffcba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14c9b" officeooo:paragraph-rsid="00214c9b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18d0f" officeooo:paragraph-rsid="0029aa6c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9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0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2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9">Start firing projectiles</text:p>
        </text:list-item>
        <text:list-item>
          <text:p text:style-name="P21">Get all prj comps working</text:p>
          <text:list>
            <text:list-item>
              <text:p text:style-name="P22">Arc</text:p>
            </text:list-item>
            <text:list-item>
              <text:p text:style-name="P15"><text:span text:style-name="T5">Attraction constant</text:span></text:p>
            </text:list-item>
            <text:list-item>
              <text:p text:style-name="P20"><text:soft-page-break/>Repulsor constant</text:p>
            </text:list-item>
            <text:list-item>
              <text:p text:style-name="P20">Bounce</text:p>
            </text:list-item>
            <text:list-item>
              <text:p text:style-name="P20">Command fuze</text:p>
            </text:list-item>
            <text:list-item>
              <text:p text:style-name="P20">Contact fuze</text:p>
            </text:list-item>
            <text:list-item>
              <text:p text:style-name="P20">Immediate fuze</text:p>
            </text:list-item>
            <text:list-item>
              <text:p text:style-name="P20">Timed fuze</text:p>
            </text:list-item>
            <text:list-item>
              <text:p text:style-name="P20">Explosion</text:p>
            </text:list-item>
            <text:list-item>
              <text:p text:style-name="P20">Attraction explosion</text:p>
            </text:list-item>
            <text:list-item>
              <text:p text:style-name="P20">Repulsor explosion</text:p>
            </text:list-item>
            <text:list-item>
              <text:p text:style-name="P20">Heat seeker pattern</text:p>
            </text:list-item>
            <text:list-item>
              <text:p text:style-name="P20">Weaving pattern</text:p>
            </text:list-item>
          </text:list>
        </text:list-item>
        <text:list-item>
          <text:p text:style-name="P13">Jetting</text:p>
        </text:list-item>
        <text:list-item>
          <text:p text:style-name="P13">Resetting</text:p>
        </text:list-item>
        <text:list-item>
          <text:p text:style-name="P9">Winning and losing</text:p>
        </text:list-item>
        <text:list-item>
          <text:p text:style-name="P9">Basic AI</text:p>
        </text:list-item>
      </text:list>
      <text:p text:style-name="P8"/>
      <text:p text:style-name="P8">Tasks for tomorrow:</text:p>
      <text:list xml:id="list583802505805336752" text:style-name="L7">
        <text:list-item>
          <text:p text:style-name="P11">Particle systems</text:p>
        </text:list-item>
      </text:list>
      <text:list xml:id="list2935010457712816359" text:style-name="L6">
        <text:list-item>
          <text:p text:style-name="P17">Final projectile graphics</text:p>
        </text:list-item>
      </text:list>
      <text:list xml:id="list8304679606982346600" text:style-name="L5">
        <text:list-item>
          <text:p text:style-name="P10">Final graphic for buggy</text:p>
        </text:list-item>
        <text:list-item>
          <text:p text:style-name="P10">Final terrain</text:p>
        </text:list-item>
        <text:list-item>
          <text:p text:style-name="P10">Final <text:span text:style-name="T4">weapon creation screen</text:span></text:p>
        </text:list-item>
        <text:list-item>
          <text:p text:style-name="P12">Title screen</text:p>
        </text:list-item>
        <text:list-item>
          <text:p text:style-name="P12">Sound</text:p>
        </text:list-item>
        <text:list-item>
          <text:p text:style-name="P12">Music</text:p>
        </text:list-item>
        <text:list-item>
          <text:p text:style-name="P18">Free camera</text:p>
        </text:list-item>
        <text:list-item>
          <text:p text:style-name="P14">Determine if HTML5 version is feasable</text:p>
        </text:list-item>
        <text:list-item>
          <text:p text:style-name="P16">Seeker pattern</text:p>
        </text:list-item>
        <text:list-item>
          <text:p text:style-name="P18">Kinetic “warhead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04:02:50.596000000</dc:date>
    <meta:editing-duration>PT8H48M56S</meta:editing-duration>
    <meta:editing-cycles>12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1" meta:word-count="329" meta:character-count="1732" meta:non-whitespace-character-count="1537"/>
  </office:meta>
</office:document-meta>
</file>